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c53b1" officeooo:paragraph-rsid="000c53b1" style:font-size-asian="13.1000003814697pt" style:font-size-complex="15pt"/>
    </style:style>
    <style:style style:name="P2" style:family="paragraph" style:parent-style-name="Standard">
      <style:paragraph-properties fo:text-align="start" style:justify-single-word="false"/>
      <style:text-properties fo:font-size="12pt" officeooo:rsid="000c53b1" officeooo:paragraph-rsid="000c53b1" style:font-size-asian="10.5pt" style:font-size-complex="12pt"/>
    </style:style>
    <style:style style:name="P3" style:family="paragraph" style:parent-style-name="Standard">
      <style:paragraph-properties fo:text-align="start" style:justify-single-word="false"/>
      <style:text-properties fo:font-size="12pt" officeooo:rsid="000cf938" officeooo:paragraph-rsid="000cf938" style:font-size-asian="10.5pt" style:font-size-complex="12pt"/>
    </style:style>
    <style:style style:name="P4" style:family="paragraph" style:parent-style-name="Standard">
      <style:paragraph-properties fo:text-align="start" style:justify-single-word="false"/>
      <style:text-properties fo:font-size="12pt" officeooo:rsid="000da548" officeooo:paragraph-rsid="000c53b1" style:font-size-asian="10.5pt" style:font-size-complex="12pt"/>
    </style:style>
    <style:style style:name="P5" style:family="paragraph" style:parent-style-name="Standard">
      <style:paragraph-properties fo:text-align="start" style:justify-single-word="false"/>
      <style:text-properties fo:font-size="12pt" officeooo:rsid="000daa92" officeooo:paragraph-rsid="000daa92" style:font-size-asian="10.5pt" style:font-size-complex="12pt"/>
    </style:style>
    <style:style style:name="P6" style:family="paragraph" style:parent-style-name="Standard">
      <style:paragraph-properties fo:text-align="start" style:justify-single-word="false"/>
      <style:text-properties fo:font-size="12pt" officeooo:rsid="000cf938" officeooo:paragraph-rsid="0017b5a9" style:font-size-asian="10.5pt" style:font-size-complex="12pt"/>
    </style:style>
    <style:style style:name="P7" style:family="paragraph" style:parent-style-name="Standard">
      <style:paragraph-properties fo:text-align="start" style:justify-single-word="false"/>
      <style:text-properties fo:font-size="12pt" officeooo:rsid="002bbfbc" officeooo:paragraph-rsid="002bbfbc" style:font-size-asian="10.5pt" style:font-size-complex="12pt"/>
    </style:style>
    <style:style style:name="T1" style:family="text">
      <style:text-properties officeooo:rsid="0017b5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ksomhedsbeskrivelse</text:p>
      <text:p text:style-name="P2"/>
      <text:p text:style-name="P2"/>
      <text:p text:style-name="P2"/>
      <text:p text:style-name="P2">Forretningsgrundlag:</text:p>
      <text:p text:style-name="P7">Delfinen vil gerne have flere kunder / medlemmer. De ønsker derved et attraktivt og nemt system, så det er nemt at blive oprettet og få knyttet personlige trænere (mod betaling) knyttet til det omtalte medlem m.m.</text:p>
      <text:p text:style-name="P2"/>
      <text:p text:style-name="P2">Mission:</text:p>
      <text:p text:style-name="P5">Grundet stigende medlemmer i svømmehallen “Delfinen”, ønsker institutionen et IT system, hvori medlemmer kan oprettes, så der derved holdes styr på hvem der har betalt og ikke har betalt, samt hvilken aldersgruppe og svømmetype medlemmer tilhører.</text:p>
      <text:p text:style-name="P6"><text:span text:style-name="T1">Konkurrrencetrænerne ønsker, at kunne bruge systemet til, at få dannet overblik over de bedste konkurrencesv<text:tab/>ømmere, så de kan få arrangeret stævner m.m.</text:span></text:p>
      <text:p text:style-name="P4"/>
      <text:p text:style-name="P2">Vision:</text:p>
      <text:p text:style-name="P3">Delfinen regner med, at der kommer fortsat flere medlemmer og de skal derfor have et system, som kan holde styr på alle medlemmerne. <text:line-break/><text:span text:style-name="T1">På baggrund af det nye system regner insitutionen med, at implementeringen vil medføre bedre arbejdsvilkår og bedre økonomi.<text:line-break/>Konkurrencetrænerne vil gerne kunne benytte dette system som baggrund til stævnearrangemen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0:40:01.762094261</meta:creation-date>
    <dc:date>2016-11-21T12:03:26.454515844</dc:date>
    <meta:editing-duration>PT23M57S</meta:editing-duration>
    <meta:editing-cycles>6</meta:editing-cycles>
    <meta:generator>LibreOffice/5.1.4.2$Linux_X86_64 LibreOffice_project/10m0$Build-2</meta:generator>
    <meta:document-statistic meta:table-count="0" meta:image-count="0" meta:object-count="0" meta:page-count="1" meta:paragraph-count="8" meta:word-count="151" meta:character-count="1023" meta:non-whitespace-character-count="879"/>
  </office:meta>
</office:document-meta>
</file>